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officeooo:rsid="00081a19" fo:background-color="transparent"/>
    </style:style>
    <style:style style:name="T1" style:family="text">
      <style:text-properties officeooo:rsid="00038bc2"/>
    </style:style>
    <style:style style:name="T2" style:family="text">
      <style:text-properties officeooo:rsid="0004bf4e"/>
    </style:style>
    <style:style style:name="T3" style:family="text">
      <style:text-properties fo:font-variant="normal" fo:text-transform="none" fo:letter-spacing="normal" fo:font-style="normal" fo:font-weight="normal" loext:padding="0in" loext:border="none"/>
    </style:style>
    <style:style style:name="T4" style:family="text">
      <style:text-properties fo:font-variant="normal" fo:text-transform="none" style:font-name="sans-serif" fo:font-size="10.6499996185303pt" fo:letter-spacing="normal" fo:font-style="normal" fo:font-weight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1a19" style:font-weight-asian="bold" style:font-weight-complex="bold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081a19" fo:background-color="#ffff00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081a19"/>
    </style:style>
    <style:style style:name="T11" style:family="text">
      <style:text-properties officeooo:rsid="000823a2"/>
    </style:style>
    <style:style style:name="T12" style:family="text">
      <style:text-properties officeooo:rsid="0009919b"/>
    </style:style>
    <style:style style:name="T13" style:family="text">
      <style:text-properties officeooo:rsid="000c1b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span text:style-name="T1">CRON JOB</text:span></text:p>
      <text:p text:style-name="Standard"/>
      <text:p text:style-name="Standard">// <text:span text:style-name="T3">A CronJob creates a watch loop which will create a batch job on your behalf when the time becomes true. We will use our existing Job file to start</text:span></text:p>
      <text:p text:style-name="Standard">// <text:span text:style-name="T2">create a cronjob file</text:span></text:p>
      <text:p text:style-name="Standard">jerome@master:~/lab4$ <text:span text:style-name="T5">cat cronjob.yaml </text:span></text:p>
      <text:p text:style-name="Standard">apiVersion: batch/v1beta1</text:p>
      <text:p text:style-name="Standard">kind: CronJob</text:p>
      <text:p text:style-name="Standard">metadata:</text:p>
      <text:p text:style-name="Standard"><text:s text:c="2"/>name: sleepy</text:p>
      <text:p text:style-name="Standard">spec:</text:p>
      <text:p text:style-name="Standard"><text:s text:c="2"/>schedule: "*/2 * * * *"</text:p>
      <text:p text:style-name="Standard"><text:s text:c="2"/>jobTemplate:</text:p>
      <text:p text:style-name="Standard"><text:s text:c="4"/>spec:</text:p>
      <text:p text:style-name="Standard"><text:s text:c="6"/>template:</text:p>
      <text:p text:style-name="Standard"><text:s text:c="8"/>spec:</text:p>
      <text:p text:style-name="Standard"><text:s text:c="10"/>containers:</text:p>
      <text:p text:style-name="Standard"><text:s text:c="10"/>- name: resting</text:p>
      <text:p text:style-name="Standard"><text:s text:c="12"/>image: busybox</text:p>
      <text:p text:style-name="Standard"><text:s text:c="12"/>command: ["/bin/sleep"]</text:p>
      <text:p text:style-name="Standard"><text:s text:c="12"/>args: ["3"]</text:p>
      <text:p text:style-name="Standard"><text:s text:c="10"/>restartPolicy: Never</text:p>
      <text:p text:style-name="Standard"/>
      <text:p text:style-name="Standard">// <text:span text:style-name="T2">THE JOB WILL START TO BE EXECUTED AFTER 2 MN</text:span></text:p>
      <text:p text:style-name="Standard">jerome@master:~/lab4$ <text:span text:style-name="T5">$k create -f cronjob.yaml </text:span></text:p>
      <text:p text:style-name="Standard">cronjob.batch/sleepy created</text:p>
      <text:p text:style-name="Standard">jerome@master:~/lab4$ <text:span text:style-name="T5">$k get cronjob</text:span></text:p>
      <text:p text:style-name="Standard">NAME <text:s text:c="4"/>SCHEDULE <text:s text:c="5"/>SUSPEND <text:s text:c="2"/>ACTIVE <text:s text:c="2"/>LAST SCHEDULE <text:s text:c="2"/>AGE</text:p>
      <text:p text:style-name="Standard">sleepy <text:s text:c="2"/>*/2 * * * * <text:s text:c="2"/>False <text:s text:c="4"/>0 <text:s text:c="6"/><text:span text:style-name="T7"><text:s/>&lt;none&gt; <text:s text:c="3"/></text:span><text:s text:c="6"/>11s</text:p>
      <text:p text:style-name="Standard">jerome@master:~/lab4$ <text:span text:style-name="T5">$k get po</text:span></text:p>
      <text:p text:style-name="Standard">No resources found in default namespace.</text:p>
      <text:p text:style-name="Standard">jerome@master:~/lab4$ <text:span text:style-name="T5">$k get job</text:span></text:p>
      <text:p text:style-name="Standard">No resources found in default namespace.</text:p>
      <text:p text:style-name="Standard">jerome@master:~/lab4$ <text:span text:style-name="T5">$k get cronjob</text:span></text:p>
      <text:p text:style-name="Standard">NAME <text:s text:c="4"/>SCHEDULE <text:s text:c="5"/>SUSPEND <text:s text:c="2"/>ACTIVE <text:s text:c="2"/>LAST SCHEDULE <text:s text:c="2"/>AGE</text:p>
      <text:p text:style-name="Standard">sleepy <text:s text:c="2"/>*/2 * * * * <text:s text:c="2"/>False <text:s text:c="4"/>0 <text:s text:c="7"/>&lt;none&gt; <text:s text:c="9"/>25s</text:p>
      <text:p text:style-name="Standard">jerome@master:~/lab4$ <text:span text:style-name="T5">$k get job.batch</text:span></text:p>
      <text:p text:style-name="Standard">NAME <text:s text:c="15"/>COMPLETIONS <text:s text:c="2"/>DURATION <text:s text:c="2"/>AGE</text:p>
      <text:p text:style-name="Standard">sleepy-1612515600 <text:s text:c="2"/>0/1 <text:s text:c="10"/>3s <text:s text:c="8"/>3s</text:p>
      <text:p text:style-name="Standard">jerome@master:~/lab4$ <text:span text:style-name="T5">$k get job</text:span></text:p>
      <text:p text:style-name="Standard">NAME <text:s text:c="15"/>COMPLETIONS <text:s text:c="2"/>DURATION <text:s text:c="2"/>AGE</text:p>
      <text:p text:style-name="Standard">sleepy-1612515600 <text:s text:c="2"/>1/1 <text:s text:c="10"/>9s <text:s text:c="8"/>9s</text:p>
      <text:p text:style-name="Standard">jerome@master:~/lab4$<text:span text:style-name="T5"> $k get cronjobs.batch</text:span></text:p>
      <text:p text:style-name="Standard">NAME <text:s text:c="4"/>SCHEDULE <text:s text:c="5"/>SUSPEND <text:s text:c="2"/>ACTIVE <text:s text:c="2"/>LAST SCHEDULE <text:s text:c="2"/>AGE</text:p>
      <text:p text:style-name="P1">sleepy <text:s text:c="2"/>*/2 * * * * <text:s text:c="2"/>False <text:s text:c="4"/>0 <text:s text:c="4"/><text:span text:style-name="T7"><text:s text:c="3"/>38s <text:s text:c="2"/></text:span><text:s text:c="10"/>115s</text:p>
      <text:p text:style-name="P1">jerome@master:~/lab4$ <text:span text:style-name="T5">$k get jobs.batch</text:span></text:p>
      <text:p text:style-name="P1">NAME <text:s text:c="15"/>COMPLETIONS <text:s text:c="2"/>DURATION <text:s text:c="2"/>AGE</text:p>
      <text:p text:style-name="P1"><text:soft-page-break/>sleepy-1612515840 <text:s text:c="2"/>1/1 <text:s text:c="10"/>9s <text:s text:c="8"/>5m55s</text:p>
      <text:p text:style-name="P1">sleepy-1612515960 <text:s text:c="2"/>1/1 <text:s text:c="10"/>9s <text:s text:c="8"/>3m55s</text:p>
      <text:p text:style-name="P1">sleepy-1612516080 <text:s text:c="2"/>1/1 <text:s text:c="10"/>9s <text:s text:c="8"/>114s</text:p>
      <text:p text:style-name="P1"/>
      <text:p text:style-name="Standard"><text:span text:style-name="T9">// </text:span><text:span text:style-name="T4">Ensure that if the job continues for more than 10 seconds it is terminated.</text:span></text:p>
      <text:p text:style-name="P1">jerome@master:~/lab4$ <text:span text:style-name="T5">cat cronjob.yaml</text:span></text:p>
      <text:p text:style-name="P1">apiVersion: batch/v1beta1</text:p>
      <text:p text:style-name="P1">kind: CronJob</text:p>
      <text:p text:style-name="P1">metadata:</text:p>
      <text:p text:style-name="P1"><text:s text:c="2"/>name: sleepy</text:p>
      <text:p text:style-name="P1">spec:</text:p>
      <text:p text:style-name="P1"><text:s text:c="2"/>schedule: "*/2 * * * *"</text:p>
      <text:p text:style-name="P1"><text:s text:c="2"/>jobTemplate:</text:p>
      <text:p text:style-name="P1"><text:s text:c="4"/>spec:</text:p>
      <text:p text:style-name="P1"><text:s text:c="6"/>template:</text:p>
      <text:p text:style-name="P1"><text:s text:c="8"/>spec:</text:p>
      <text:p text:style-name="P1"><text:s text:c="10"/><text:span text:style-name="T7">activeDeadlineSeconds: 10</text:span></text:p>
      <text:p text:style-name="P1"><text:s text:c="10"/>containers:</text:p>
      <text:p text:style-name="P1"><text:s text:c="10"/>- name: resting</text:p>
      <text:p text:style-name="P1">……………………...</text:p>
      <text:p text:style-name="P1"/>
      <text:p text:style-name="P1">jerome@master:~/lab4$ <text:span text:style-name="T5">$k create -f cronjob.yaml </text:span></text:p>
      <text:p text:style-name="P1">cronjob.batch/sleepy created</text:p>
      <text:p text:style-name="P1">jerome@master:~/lab4$ <text:span text:style-name="T5">$k get jobs</text:span></text:p>
      <text:p text:style-name="P1">No resources found in default namespace.</text:p>
      <text:p text:style-name="P1">jerome@master:~/lab4$ <text:span text:style-name="T5">$k get cronjobs.batch</text:span></text:p>
      <text:p text:style-name="P1">NAME <text:s text:c="4"/>SCHEDULE <text:s text:c="5"/>SUSPEND <text:s text:c="2"/>ACTIVE <text:s text:c="2"/>LAST SCHEDULE <text:s text:c="2"/>AGE</text:p>
      <text:p text:style-name="P1">sleepy <text:s text:c="2"/>*/2 * * * * <text:s text:c="2"/>False <text:s text:c="4"/>0 <text:s text:c="7"/>&lt;none&gt; <text:s text:c="9"/>18s</text:p>
      <text:p text:style-name="P1">jerome@master:~/lab4$ <text:span text:style-name="T5">$k get jobs.batch</text:span></text:p>
      <text:p text:style-name="P1">No resources found in default namespace.</text:p>
      <text:p text:style-name="P1">jerome@master:~/lab4$ <text:span text:style-name="T5">$k get cronjobs.batch</text:span></text:p>
      <text:p text:style-name="P1">NAME <text:s text:c="4"/>SCHEDULE <text:s text:c="5"/>SUSPEND <text:s text:c="2"/>ACTIVE <text:s text:c="2"/>LAST SCHEDULE <text:s text:c="2"/>AGE</text:p>
      <text:p text:style-name="P1">sleepy <text:s text:c="2"/>*/2 * * * * <text:s text:c="2"/>False <text:s text:c="4"/>0 <text:s text:c="7"/>19s <text:s text:c="12"/>39s</text:p>
      <text:p text:style-name="P1">jerome@master:~/lab4$ <text:span text:style-name="T5">$k get jobs.batch</text:span></text:p>
      <text:p text:style-name="P1">NAME <text:s text:c="15"/>COMPLETIONS <text:s text:c="2"/>DURATION <text:s text:c="2"/>AGE</text:p>
      <text:p text:style-name="P1">sleepy-1612516680 <text:s text:c="2"/>1/1 <text:s text:c="10"/>9s <text:s text:c="8"/>17s</text:p>
      <text:p text:style-name="P1">jerome@master:~/lab4$ <text:span text:style-name="T5">$k get jobs.batch</text:span></text:p>
      <text:p text:style-name="P1">NAME <text:s text:c="15"/>COMPLETIONS <text:s text:c="2"/>DURATION <text:s text:c="2"/>AGE</text:p>
      <text:p text:style-name="P1">sleepy-1612516680 <text:s text:c="2"/>1/1 <text:s text:c="8"/><text:span text:style-name="T7"><text:s text:c="2"/>9s <text:s/></text:span><text:s text:c="7"/>4m45s</text:p>
      <text:p text:style-name="P1">sleepy-1612516800 <text:s text:c="2"/>1/1 <text:s text:c="9"/><text:span text:style-name="T7"><text:s/>9s <text:s/></text:span><text:s text:c="7"/>2m44s</text:p>
      <text:p text:style-name="P1">sleepy-1612516920 <text:s text:c="2"/>1/1 <text:s text:c="8"/><text:span text:style-name="T7"><text:s text:c="2"/>9s <text:s/></text:span><text:s text:c="7"/>44s</text:p>
      <text:p text:style-name="P1"/>
      <text:p text:style-name="P1">// <text:span text:style-name="T10">in the last ex 10s was still enough so let’s set up the </text:span><text:span text:style-name="T8">activeDeadlineSeconds: 5</text:span></text:p>
      <text:p text:style-name="P1"><text:span text:style-name="T10">// </text:span><text:span text:style-name="T11">CAN SEE THAT EACH JOB OCCUR EVERY 2MN….. </text:span><text:span text:style-name="T12">and will during the life time of the cronjob</text:span></text:p>
      <text:p text:style-name="P1">// <text:span text:style-name="T11">AND NEVER CAN COMPLETE AS 5s IS NOT ENOUGHT TIME</text:span></text:p>
      <text:p text:style-name="P1"><text:span text:style-name="T10">jerome@master:~/lab4$ </text:span><text:span text:style-name="T6">$k get jobs.batch</text:span></text:p>
      <text:p text:style-name="P2">NAME <text:s text:c="15"/>COMPLETIONS <text:s text:c="2"/>DURATION <text:s text:c="2"/>AGE</text:p>
      <text:p text:style-name="P2"><text:soft-page-break/>sleepy-1612517160 <text:s text:c="2"/>0/1 <text:s text:c="10"/>97s <text:s text:c="7"/>97s</text:p>
      <text:p text:style-name="P1"/>
      <text:p text:style-name="P1"><text:span text:style-name="T10">jerome@master:~/lab4$ </text:span><text:span text:style-name="T6">$k get jobs.batch</text:span></text:p>
      <text:p text:style-name="P2">NAME <text:s text:c="15"/>COMPLETIONS <text:s text:c="2"/>DURATION <text:s text:c="2"/>AGE</text:p>
      <text:p text:style-name="P2">sleepy-1612517160 <text:s text:c="2"/>0/1 <text:s text:c="10"/>3m16s <text:s text:c="5"/>3m16s</text:p>
      <text:p text:style-name="P2">sleepy-1612517280 <text:s text:c="2"/>0/1 <text:s text:c="10"/>75s <text:s text:c="7"/>75s</text:p>
      <text:p text:style-name="P1"><text:span text:style-name="T10">jerome@master:~/lab4$ </text:span><text:span text:style-name="T6">$k get jobs.batch</text:span></text:p>
      <text:p text:style-name="P2">NAME <text:s text:c="15"/>COMPLETIONS <text:s text:c="2"/>DURATION <text:s text:c="2"/>AGE</text:p>
      <text:p text:style-name="P2">sleepy-1612517160 <text:s text:c="2"/>0/1 <text:s text:c="10"/>4m38s <text:s text:c="5"/>4m38s</text:p>
      <text:p text:style-name="P2">sleepy-1612517280 <text:s text:c="2"/>0/1 <text:s text:c="10"/>2m37s <text:s text:c="5"/>2m37s</text:p>
      <text:p text:style-name="P2">sleepy-1612517400 <text:s text:c="2"/>0/1 <text:s text:c="10"/>37s <text:s text:c="7"/>37s</text:p>
      <text:p text:style-name="P1">jerome@master:~/lab4$ <text:span text:style-name="T5">$k get jobs.batch</text:span></text:p>
      <text:p text:style-name="P1">NAME <text:s text:c="15"/>COMPLETIONS <text:s text:c="2"/>DURATION <text:s text:c="2"/>AGE</text:p>
      <text:p text:style-name="P1">sleepy-1612517160 <text:s text:c="2"/>0/1 <text:s text:c="10"/><text:span text:style-name="T7">8</text:span>m41s <text:s text:c="5"/>8m41s</text:p>
      <text:p text:style-name="P1">sleepy-1612517280 <text:s text:c="2"/>0/1 <text:s text:c="10"/><text:span text:style-name="T7">6</text:span>m40s <text:s text:c="5"/>6m40s</text:p>
      <text:p text:style-name="P1">sleepy-1612517400 <text:s text:c="2"/>0/1 <text:s text:c="10"/><text:span text:style-name="T7">4m40s <text:s/></text:span><text:s text:c="4"/>4m40s</text:p>
      <text:p text:style-name="P1">sleepy-1612517520 <text:s text:c="2"/>0/1 <text:s text:c="10"/><text:span text:style-name="T7">2m40s <text:s/></text:span><text:s text:c="4"/>2m40s</text:p>
      <text:p text:style-name="P1">sleepy-1612517640 <text:s text:c="2"/>0/1 <text:s text:c="10"/>40s <text:s text:c="7"/>40s</text:p>
      <text:p text:style-name="P1"/>
      <text:p text:style-name="P1"/>
      <text:p text:style-name="P1"/>
      <text:p text:style-name="P1">jerome@master:~/lab4$ <text:span text:style-name="T5">$k get cronjob</text:span></text:p>
      <text:p text:style-name="P1">NAME <text:s text:c="4"/>SCHEDULE <text:s text:c="5"/>SUSPEND <text:s text:c="2"/>ACTIVE <text:s text:c="2"/>LAST SCHEDULE <text:s text:c="2"/>AGE</text:p>
      <text:p text:style-name="P1">sleepy <text:s text:c="2"/>*/2 * * * * <text:s text:c="2"/>False <text:s text:c="4"/>4 <text:s text:c="7"/>52s <text:s text:c="12"/>16m</text:p>
      <text:p text:style-name="P1">jerome@master:~/lab4$ <text:span text:style-name="T5">$k describe cronjob sleepy</text:span></text:p>
      <text:p text:style-name="P1">Name: <text:s text:c="25"/>sleepy</text:p>
      <text:p text:style-name="P1">Namespace: <text:s text:c="20"/>default</text:p>
      <text:p text:style-name="P1">Labels: <text:s text:c="23"/>&lt;none&gt;</text:p>
      <text:p text:style-name="P1">Annotations: <text:s text:c="18"/>&lt;none&gt;</text:p>
      <text:p text:style-name="P1">Schedule: <text:s text:c="21"/>*/2 * * * *</text:p>
      <text:p text:style-name="P1">Concurrency Policy: <text:s text:c="11"/>Allow</text:p>
      <text:p text:style-name="P1">Suspend: <text:s text:c="22"/>False</text:p>
      <text:p text:style-name="P1">…………………………………</text:p>
      <text:p text:style-name="P1">Events:</text:p>
      <text:p text:style-name="P1"><text:s text:c="2"/>Type <text:s text:c="3"/>Reason <text:s text:c="11"/>Age <text:s text:c="3"/>From <text:s text:c="15"/>Message</text:p>
      <text:p text:style-name="P1"><text:s text:c="2"/>---- <text:s text:c="3"/>------ <text:s text:c="11"/>---- <text:s text:c="2"/>---- <text:s text:c="15"/>-------</text:p>
      <text:p text:style-name="P1"><text:s text:c="2"/>Normal <text:s/>SuccessfulCreate <text:s/>15m <text:s text:c="3"/>cronjob-controller <text:s/>Created job sleepy-1612517160</text:p>
      <text:p text:style-name="P1"><text:s text:c="2"/>Normal <text:s/>SuccessfulCreate <text:s/>13m <text:s text:c="3"/>cronjob-controller <text:s/>Created job sleepy-1612517280</text:p>
      <text:p text:style-name="P1"><text:s text:c="2"/>Normal <text:s/>SuccessfulCreate <text:s/>11m <text:s text:c="3"/>cronjob-controller <text:s/>Created job sleepy-1612517400</text:p>
      <text:p text:style-name="P1"><text:s text:c="2"/>Normal <text:s/>SuccessfulCreate <text:s/>9m5s <text:s text:c="2"/>cronjob-controller <text:s/>Created job sleepy-1612517520</text:p>
      <text:p text:style-name="P1"><text:s text:c="2"/>Normal <text:s/>SawCompletedJob <text:s text:c="2"/>7m5s <text:s text:c="2"/>cronjob-controller <text:s/>Saw completed job: sleepy-1612517160, status: Failed</text:p>
      <text:p text:style-name="P1"><text:s text:c="2"/>Normal <text:s/>SuccessfulCreate <text:s/>7m5s <text:s text:c="2"/>cronjob-controller <text:s/>Created job sleepy-1612517640</text:p>
      <text:p text:style-name="P1"><text:s text:c="2"/>Normal <text:s/>SawCompletedJob <text:s text:c="2"/>6m25s <text:s/>cronjob-controller <text:s/>Saw completed job: sleepy-1612517400, status: Failed</text:p>
      <text:p text:style-name="P1"><text:s text:c="2"/>Normal <text:s/>SuccessfulDelete <text:s/>6m25s <text:s/>cronjob-controller <text:s/>Deleted job sleepy-1612517160</text:p>
      <text:p text:style-name="P1"><text:s text:c="2"/>Normal <text:s/>SuccessfulCreate <text:s/>5m5s <text:s text:c="2"/>cronjob-controller <text:s/>Created job sleepy-1612517760</text:p>
      <text:p text:style-name="P1"><text:soft-page-break/><text:s text:c="2"/>Normal <text:s/>SuccessfulCreate <text:s/>3m4s <text:s text:c="2"/>cronjob-controller <text:s/>Created job sleepy-1612517880</text:p>
      <text:p text:style-name="P1"><text:s text:c="2"/>Normal <text:s/>SawCompletedJob <text:s text:c="2"/>2m24s <text:s/>cronjob-controller <text:s/>Saw completed job: sleepy-1612517280, status: Failed</text:p>
      <text:p text:style-name="P1"><text:s text:c="2"/>Normal <text:s/>SuccessfulDelete <text:s/>2m24s <text:s/>cronjob-controller <text:s/>Deleted job sleepy-1612517280</text:p>
      <text:p text:style-name="P1"><text:s text:c="2"/>Normal <text:s/>SawCompletedJob <text:s text:c="2"/>64s <text:s text:c="3"/>cronjob-controller <text:s/>Saw completed job: sleepy-1612517520, status: Failed</text:p>
      <text:p text:style-name="P1"><text:s text:c="2"/>Normal <text:s/>SuccessfulCreate <text:s/>64s <text:s text:c="3"/>cronjob-controller <text:s/>Created job sleepy-1612518000</text:p>
      <text:p text:style-name="P1"><text:s text:c="2"/>Normal <text:s/>SuccessfulDelete <text:s/>64s <text:s text:c="3"/>cronjob-controller <text:s/>Deleted job sleepy-1612517400</text:p>
      <text:p text:style-name="P1"/>
      <text:p text:style-name="P1">jerome@master:~/lab4$ <text:span text:style-name="T5">$k delete cronjob sleepy</text:span></text:p>
      <text:p text:style-name="P1">cronjob.batch "sleepy" deleted</text:p>
      <text:p text:style-name="P1"/>
      <text:p text:style-name="P1">// <text:span text:style-name="T13">my try from k8s doc</text:span></text:p>
      <text:p text:style-name="P1">jerome@master:~/lab4$ <text:span text:style-name="T5">cat cronjobFromDoc.yaml </text:span></text:p>
      <text:p text:style-name="P1">apiVersion: batch/v1beta1</text:p>
      <text:p text:style-name="P1">kind: CronJob</text:p>
      <text:p text:style-name="P1">metadata:</text:p>
      <text:p text:style-name="P1"><text:s text:c="2"/>name: hello</text:p>
      <text:p text:style-name="P1">spec:</text:p>
      <text:p text:style-name="P1"><text:s text:c="2"/>schedule: "*/1 * * * *"</text:p>
      <text:p text:style-name="P1"><text:s text:c="2"/>jobTemplate:</text:p>
      <text:p text:style-name="P1"><text:s text:c="4"/>spec:</text:p>
      <text:p text:style-name="P1"><text:s text:c="6"/>template:</text:p>
      <text:p text:style-name="P1"><text:s text:c="8"/>spec:</text:p>
      <text:p text:style-name="P1"><text:s text:c="10"/>containers:</text:p>
      <text:p text:style-name="P1"><text:s text:c="10"/>- name: hello</text:p>
      <text:p text:style-name="P1"><text:s text:c="12"/>image: busybox</text:p>
      <text:p text:style-name="P1"><text:s text:c="12"/>imagePullPolicy: IfNotPresent</text:p>
      <text:p text:style-name="P1"><text:s text:c="12"/>args:</text:p>
      <text:p text:style-name="P1"><text:s text:c="12"/>- /bin/sh</text:p>
      <text:p text:style-name="P1"><text:s text:c="12"/>- -c</text:p>
      <text:p text:style-name="P1"><text:s text:c="12"/>- date; echo Hello from the Kubernetes cluster</text:p>
      <text:p text:style-name="P1"><text:s text:c="10"/>restartPolicy: Never</text:p>
      <text:p text:style-name="P1"/>
      <text:p text:style-name="P1"/>
      <text:p text:style-name="P1">jerome@master:~/lab4$ <text:span text:style-name="T5">$k get cronjob.batch</text:span></text:p>
      <text:p text:style-name="P1">NAME <text:s text:c="3"/>SCHEDULE <text:s text:c="5"/>SUSPEND <text:s text:c="2"/>ACTIVE <text:s text:c="2"/>LAST SCHEDULE <text:s text:c="2"/>AGE</text:p>
      <text:p text:style-name="P1">hello <text:s text:c="2"/>*/1 * * * * <text:s text:c="2"/>False <text:s text:c="4"/>0 <text:s text:c="7"/>47s <text:s text:c="12"/>2m26s</text:p>
      <text:p text:style-name="P1">jerome@master:~/lab4$ <text:span text:style-name="T5">$k get po</text:span></text:p>
      <text:p text:style-name="P1">NAME <text:s text:c="20"/>READY <text:s text:c="2"/>STATUS <text:s text:c="5"/>RESTARTS <text:s text:c="2"/>AGE</text:p>
      <text:p text:style-name="P1">hello-1612518660-56p5v <text:s text:c="2"/>0/1 <text:s text:c="4"/>Completed <text:s text:c="2"/>0 <text:s text:c="9"/>110s</text:p>
      <text:p text:style-name="P1">hello-1612518720-b98kt <text:s text:c="2"/>0/1 <text:s text:c="4"/>Completed <text:s text:c="2"/>0 <text:s text:c="9"/>50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5T15:27:23.572990850</meta:creation-date>
    <meta:generator>LibreOffice/7.1.0.3$Linux_X86_64 LibreOffice_project/10$Build-3</meta:generator>
    <dc:date>2021-02-07T14:17:16.019600968</dc:date>
    <meta:editing-duration>PT55M35S</meta:editing-duration>
    <meta:editing-cycles>10</meta:editing-cycles>
    <meta:document-statistic meta:table-count="0" meta:image-count="0" meta:object-count="0" meta:page-count="4" meta:paragraph-count="165" meta:word-count="752" meta:character-count="7038" meta:non-whitespace-character-count="4960"/>
  </office:meta>
</office:document-meta>
</file>